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0E000002C67C2A84D49CAE6771.png" manifest:media-type="image/png"/>
  <manifest:file-entry manifest:full-path="Pictures/10000000000000B4000000DB9A3C66E5390FE17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2" svg:font-family="'Times New Roman'"/>
    <style:font-face style:name="Zawgyi-One" svg:font-family="Zawgyi-On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19.808cm" fo:margin-left="-0.312cm" table:align="left" fo:background-color="transparent">
        <style:background-image/>
      </style:table-properties>
    </style:style>
    <style:style style:name="Table4.A" style:family="table-column">
      <style:table-column-properties style:column-width="12.894cm"/>
    </style:style>
    <style:style style:name="Table4.B" style:family="table-column">
      <style:table-column-properties style:column-width="6.914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="none"/>
    </style:style>
    <style:style style:name="Table7" style:family="table">
      <style:table-properties style:width="12.206cm" table:align="left"/>
    </style:style>
    <style:style style:name="Table7.A" style:family="table-column">
      <style:table-column-properties style:column-width="3.902cm"/>
    </style:style>
    <style:style style:name="Table7.B" style:family="table-column">
      <style:table-column-properties style:column-width="0.402cm"/>
    </style:style>
    <style:style style:name="Table7.C" style:family="table-column">
      <style:table-column-properties style:column-width="7.902cm"/>
    </style:style>
    <style:style style:name="Table7.A1" style:family="table-cell">
      <style:table-cell-properties fo:padding="0.097cm" fo:border="none"/>
    </style:style>
    <style:style style:name="Table5" style:family="table">
      <style:table-properties style:width="6.103cm" fo:margin-left="0.385cm" table:align="left"/>
    </style:style>
    <style:style style:name="Table5.A" style:family="table-column">
      <style:table-column-properties style:column-width="1.993cm"/>
    </style:style>
    <style:style style:name="Table5.B" style:family="table-column">
      <style:table-column-properties style:column-width="0.3cm"/>
    </style:style>
    <style:style style:name="Table5.C" style:family="table-column">
      <style:table-column-properties style:column-width="3.81cm"/>
    </style:style>
    <style:style style:name="Table5.A1" style:family="table-cell">
      <style:table-cell-properties fo:padding="0.097cm" fo:border="none"/>
    </style:style>
    <style:style style:name="Table7" style:family="table">
      <style:table-properties style:width="12.206cm" table:align="left"/>
    </style:style>
    <style:style style:name="Table7.A" style:family="table-column">
      <style:table-column-properties style:column-width="3.902cm"/>
    </style:style>
    <style:style style:name="Table7.B" style:family="table-column">
      <style:table-column-properties style:column-width="0.402cm"/>
    </style:style>
    <style:style style:name="Table7.C" style:family="table-column">
      <style:table-column-properties style:column-width="7.902cm"/>
    </style:style>
    <style:style style:name="Table7.A1" style:family="table-cell">
      <style:table-cell-properties fo:padding="0.097cm" fo:border="none"/>
    </style:style>
    <style:style style:name="Table5" style:family="table">
      <style:table-properties style:width="6.103cm" fo:margin-left="0.385cm" table:align="left"/>
    </style:style>
    <style:style style:name="Table5.A" style:family="table-column">
      <style:table-column-properties style:column-width="1.993cm"/>
    </style:style>
    <style:style style:name="Table5.B" style:family="table-column">
      <style:table-column-properties style:column-width="0.3cm"/>
    </style:style>
    <style:style style:name="Table5.C" style:family="table-column">
      <style:table-column-properties style:column-width="3.81cm"/>
    </style:style>
    <style:style style:name="Table5.A1" style:family="table-cell">
      <style:table-cell-properties fo:padding="0.097cm" fo:border="none"/>
    </style:style>
    <style:style style:name="Table1" style:family="table">
      <style:table-properties style:width="19.808cm" fo:margin-left="-0.312cm" table:align="left" fo:background-color="transparent">
        <style:background-image/>
      </style:table-properties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2.505cm"/>
    </style:style>
    <style:style style:name="Table1.C" style:family="table-column">
      <style:table-column-properties style:column-width="4.498cm"/>
    </style:style>
    <style:style style:name="Table1.D" style:family="table-column">
      <style:table-column-properties style:column-width="2.399cm"/>
    </style:style>
    <style:style style:name="Table1.E" style:family="table-column">
      <style:table-column-properties style:column-width="1.605cm"/>
    </style:style>
    <style:style style:name="Table1.F" style:family="table-column">
      <style:table-column-properties style:column-width="1.005cm"/>
    </style:style>
    <style:style style:name="Table1.G" style:family="table-column">
      <style:table-column-properties style:column-width="2.593cm"/>
    </style:style>
    <style:style style:name="Table1.H" style:family="table-column">
      <style:table-column-properties style:column-width="1.393cm"/>
    </style:style>
    <style:style style:name="Table1.I" style:family="table-column">
      <style:table-column-properties style:column-width="3.016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7d6f0" fo:padding="0.101cm" fo:border-left="0.05pt solid #b0abab" fo:border-right="none" fo:border-top="0.05pt solid #b0abab" fo:border-bottom="0.05pt solid #b0abab">
        <style:background-image/>
      </style:table-cell-properties>
    </style:style>
    <style:style style:name="Table1.I1" style:family="table-cell">
      <style:table-cell-properties fo:background-color="#d7d6f0" fo:padding="0.101cm" fo:border="0.05pt solid #b0abab">
        <style:background-image/>
      </style:table-cell-properties>
    </style:style>
    <style:style style:name="Table1.A2" style:family="table-cell">
      <style:table-cell-properties fo:padding="0.097cm" fo:border-left="0.05pt solid #b0abab" fo:border-right="0.05pt solid #b0abab" fo:border-top="none" fo:border-bottom="0.05pt solid #b0abab"/>
    </style:style>
    <style:style style:name="Table1.A3" style:family="table-cell">
      <style:table-cell-properties fo:padding="0.101cm" fo:border-left="0.05pt solid #b0abab" fo:border-right="none" fo:border-top="none" fo:border-bottom="0.05pt solid #b0abab"/>
    </style:style>
    <style:style style:name="Table1.B3" style:family="table-cell">
      <style:table-cell-properties fo:padding="0.101cm" fo:border-left="0.05pt solid #b0abab" fo:border-right="none" fo:border-top="none" fo:border-bottom="0.05pt solid #b0abab"/>
    </style:style>
    <style:style style:name="Table1.C3" style:family="table-cell">
      <style:table-cell-properties fo:padding="0.101cm" fo:border-left="0.05pt solid #b0abab" fo:border-right="none" fo:border-top="none" fo:border-bottom="0.05pt solid #b0abab"/>
    </style:style>
    <style:style style:name="Table1.D3" style:family="table-cell">
      <style:table-cell-properties fo:padding="0.101cm" fo:border-left="0.05pt solid #b0abab" fo:border-right="none" fo:border-top="none" fo:border-bottom="0.05pt solid #b0abab"/>
    </style:style>
    <style:style style:name="Table1.E3" style:family="table-cell">
      <style:table-cell-properties fo:padding="0.101cm" fo:border-left="0.05pt solid #b0abab" fo:border-right="none" fo:border-top="none" fo:border-bottom="0.05pt solid #b0abab"/>
    </style:style>
    <style:style style:name="Table1.F3" style:family="table-cell">
      <style:table-cell-properties fo:padding="0.101cm" fo:border-left="0.05pt solid #b0abab" fo:border-right="none" fo:border-top="none" fo:border-bottom="0.05pt solid #b0abab"/>
    </style:style>
    <style:style style:name="Table1.G3" style:family="table-cell">
      <style:table-cell-properties fo:padding="0.101cm" fo:border-left="0.05pt solid #b0abab" fo:border-right="none" fo:border-top="none" fo:border-bottom="0.05pt solid #b0abab"/>
    </style:style>
    <style:style style:name="Table1.H3" style:family="table-cell">
      <style:table-cell-properties fo:padding="0.101cm" fo:border-left="0.05pt solid #b0abab" fo:border-right="none" fo:border-top="none" fo:border-bottom="0.05pt solid #b0abab"/>
    </style:style>
    <style:style style:name="Table1.I3" style:family="table-cell">
      <style:table-cell-properties fo:padding="0.101cm" fo:border-left="0.05pt solid #b0abab" fo:border-right="0.05pt solid #b0abab" fo:border-top="none" fo:border-bottom="0.05pt solid #b0abab"/>
    </style:style>
    <style:style style:name="Table1.A4" style:family="table-cell">
      <style:table-cell-properties fo:padding="0.101cm" fo:border-left="0.05pt solid #b0abab" fo:border-right="none" fo:border-top="none" fo:border-bottom="0.05pt solid #b0abab"/>
    </style:style>
    <style:style style:name="Table1.B4" style:family="table-cell">
      <style:table-cell-properties fo:padding="0.101cm" fo:border-left="0.05pt solid #b0abab" fo:border-right="none" fo:border-top="none" fo:border-bottom="0.05pt solid #b0abab"/>
    </style:style>
    <style:style style:name="Table1.C4" style:family="table-cell">
      <style:table-cell-properties fo:padding="0.101cm" fo:border-left="0.05pt solid #b0abab" fo:border-right="none" fo:border-top="none" fo:border-bottom="0.05pt solid #b0abab"/>
    </style:style>
    <style:style style:name="Table1.D4" style:family="table-cell">
      <style:table-cell-properties fo:padding="0.101cm" fo:border-left="0.05pt solid #b0abab" fo:border-right="none" fo:border-top="none" fo:border-bottom="0.05pt solid #b0abab"/>
    </style:style>
    <style:style style:name="Table1.E4" style:family="table-cell">
      <style:table-cell-properties fo:padding="0.101cm" fo:border-left="0.05pt solid #b0abab" fo:border-right="none" fo:border-top="none" fo:border-bottom="0.05pt solid #b0abab"/>
    </style:style>
    <style:style style:name="Table1.F4" style:family="table-cell">
      <style:table-cell-properties fo:padding="0.101cm" fo:border-left="0.05pt solid #b0abab" fo:border-right="none" fo:border-top="none" fo:border-bottom="0.05pt solid #b0abab"/>
    </style:style>
    <style:style style:name="Table1.G4" style:family="table-cell">
      <style:table-cell-properties fo:padding="0.101cm" fo:border-left="0.05pt solid #b0abab" fo:border-right="none" fo:border-top="none" fo:border-bottom="0.05pt solid #b0abab"/>
    </style:style>
    <style:style style:name="Table1.H4" style:family="table-cell">
      <style:table-cell-properties fo:padding="0.101cm" fo:border-left="0.05pt solid #b0abab" fo:border-right="none" fo:border-top="none" fo:border-bottom="0.05pt solid #b0abab"/>
    </style:style>
    <style:style style:name="Table1.I4" style:family="table-cell">
      <style:table-cell-properties fo:padding="0.101cm" fo:border-left="0.05pt solid #b0abab" fo:border-right="0.05pt solid #b0abab" fo:border-top="none" fo:border-bottom="0.05pt solid #b0abab"/>
    </style:style>
    <style:style style:name="Table1.A5" style:family="table-cell">
      <style:table-cell-properties fo:padding="0.101cm" fo:border-left="0.05pt solid #b0abab" fo:border-right="none" fo:border-top="none" fo:border-bottom="0.05pt solid #b0abab"/>
    </style:style>
    <style:style style:name="Table1.G5" style:family="table-cell">
      <style:table-cell-properties fo:padding="0.101cm" fo:border-left="0.05pt solid #b0abab" fo:border-right="none" fo:border-top="none" fo:border-bottom="0.05pt solid #b0abab"/>
    </style:style>
    <style:style style:name="Table1.I5" style:family="table-cell">
      <style:table-cell-properties fo:padding="0.101cm" fo:border-left="0.05pt solid #b0abab" fo:border-right="0.05pt solid #b0abab" fo:border-top="none" fo:border-bottom="0.05pt solid #b0abab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3.888cm" style:rel-column-width="13406*"/>
    </style:style>
    <style:style style:name="Table6.B" style:family="table-column">
      <style:table-column-properties style:column-width="5.076cm" style:rel-column-width="17507*"/>
    </style:style>
    <style:style style:name="Table6.D" style:family="table-column">
      <style:table-column-properties style:column-width="4.962cm" style:rel-column-width="17115*"/>
    </style:style>
    <style:style style:name="Table6.A1" style:family="table-cell">
      <style:table-cell-properties fo:padding="0.097cm" fo:border="none"/>
    </style:style>
    <style:style style:name="Table8" style:family="table">
      <style:table-properties style:width="19.209cm" fo:margin-left="0cm" table:align="left" fo:background-color="transparent">
        <style:background-image/>
      </style:table-properties>
    </style:style>
    <style:style style:name="Table8.A" style:family="table-column">
      <style:table-column-properties style:column-width="7.902cm"/>
    </style:style>
    <style:style style:name="Table8.B" style:family="table-column">
      <style:table-column-properties style:column-width="5.997cm"/>
    </style:style>
    <style:style style:name="Table8.C" style:family="table-column">
      <style:table-column-properties style:column-width="5.309cm"/>
    </style:style>
    <style:style style:name="Table8.A1" style:family="table-cell">
      <style:table-cell-properties fo:padding="0.097cm" fo:border-left="0.05pt solid #5fc7d0" fo:border-right="none" fo:border-top="0.05pt solid #5fc7d0" fo:border-bottom="0.05pt solid #5fc7d0"/>
    </style:style>
    <style:style style:name="Table8.C1" style:family="table-cell">
      <style:table-cell-properties fo:padding="0.097cm" fo:border="0.05pt solid #5fc7d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97cm" fo:border-left="0.05pt solid #5fc7d0" fo:border-right="none" fo:border-top="none" fo:border-bottom="0.05pt solid #5fc7d0"/>
    </style:style>
    <style:style style:name="Table8.C2" style:family="table-cell">
      <style:table-cell-properties fo:padding="0.097cm" fo:border-left="0.05pt solid #5fc7d0" fo:border-right="0.05pt solid #5fc7d0" fo:border-top="none" fo:border-bottom="0.05pt solid #5fc7d0"/>
    </style:style>
    <style:style style:name="P1" style:family="paragraph" style:parent-style-name="Header">
      <style:paragraph-properties fo:line-height="115%"/>
      <style:text-properties style:font-name="Times New Roman" fo:font-size="8pt" officeooo:paragraph-rsid="0111efe0"/>
    </style:style>
    <style:style style:name="P2" style:family="paragraph" style:parent-style-name="Standard">
      <style:paragraph-properties fo:line-height="115%"/>
      <style:text-properties fo:color="#000000" loext:opacity="100%" style:font-name="Times New Roman" fo:font-size="7pt" fo:font-weight="normal" officeooo:rsid="0111efe0" officeooo:paragraph-rsid="0111efe0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line-height="115%" fo:text-align="end" style:justify-single-word="false"/>
      <style:text-properties fo:color="#000000" loext:opacity="100%" style:font-name="Times New Roman" fo:font-size="7pt" style:font-size-asian="7pt" style:font-size-complex="7pt"/>
    </style:style>
    <style:style style:name="P4" style:family="paragraph" style:parent-style-name="Standard">
      <style:text-properties fo:color="#000000" loext:opacity="100%" style:font-name="Times New Roman" fo:font-size="8pt" officeooo:rsid="010db006" officeooo:paragraph-rsid="0215a45d" style:font-size-asian="8pt" style:font-name-complex="Times New Roman" style:font-size-complex="8pt"/>
    </style:style>
    <style:style style:name="P5" style:family="paragraph" style:parent-style-name="Standard">
      <style:text-properties fo:color="#000000" loext:opacity="100%" style:font-name="Times New Roman" fo:font-size="8pt" fo:font-weight="bold" officeooo:rsid="010db006" officeooo:paragraph-rsid="0215a45d" style:font-size-asian="8pt" style:font-weight-asian="bold" style:font-name-complex="Times New Roman" style:font-size-complex="8pt" style:font-weight-complex="bold"/>
    </style:style>
    <style:style style:name="P6" style:family="paragraph" style:parent-style-name="Standard">
      <style:paragraph-properties fo:line-height="100%"/>
      <style:text-properties fo:color="#000000" loext:opacity="100%" style:font-name="Times New Roman" fo:font-size="8pt" fo:font-weight="bold" officeooo:rsid="010f9ad3" officeooo:paragraph-rsid="0215a45d" style:font-size-asian="8pt" style:font-weight-asian="bold" style:font-name-complex="Times New Roman" style:font-size-complex="8pt" style:font-weight-complex="bold"/>
    </style:style>
    <style:style style:name="P7" style:family="paragraph" style:parent-style-name="Standard">
      <style:text-properties fo:color="#000000" loext:opacity="100%" style:font-name="Times New Roman" fo:font-size="8pt" fo:font-weight="bold" officeooo:rsid="010f9ad3" officeooo:paragraph-rsid="0215a45d" style:font-size-asian="8pt" style:font-weight-asian="bold" style:font-name-complex="Times New Roman" style:font-size-complex="8pt" style:font-weight-complex="bold"/>
    </style:style>
    <style:style style:name="P8" style:family="paragraph" style:parent-style-name="Standard">
      <style:text-properties fo:color="#000000" loext:opacity="100%" style:font-name="Times New Roman" fo:font-size="3pt" fo:font-weight="bold" officeooo:rsid="0058bf6c" officeooo:paragraph-rsid="0248e8c1" style:font-size-asian="3pt" style:font-weight-asian="bold" style:font-name-complex="Times New Roman" style:font-size-complex="3pt" style:font-weight-complex="bold"/>
    </style:style>
    <style:style style:name="P9" style:family="paragraph" style:parent-style-name="Standard">
      <style:paragraph-properties fo:line-height="100%"/>
      <style:text-properties fo:color="#000000" loext:opacity="100%" style:font-name="Times New Roman2" fo:font-size="6.94999980926514pt" officeooo:paragraph-rsid="0215a45d"/>
    </style:style>
    <style:style style:name="P10" style:family="paragraph" style:parent-style-name="Standard">
      <style:paragraph-properties fo:line-height="115%" fo:text-align="end" style:justify-single-word="false"/>
      <style:text-properties style:font-name="Times New Roman" fo:font-size="7pt" style:font-size-asian="7pt" style:font-size-complex="7pt"/>
    </style:style>
    <style:style style:name="P11" style:family="paragraph" style:parent-style-name="Standard">
      <style:text-properties officeooo:paragraph-rsid="01c05e06"/>
    </style:style>
    <style:style style:name="P12" style:family="paragraph" style:parent-style-name="Standard">
      <style:text-properties officeooo:paragraph-rsid="0252a2e6"/>
    </style:style>
    <style:style style:name="P13" style:family="paragraph" style:parent-style-name="Footer">
      <style:text-properties style:font-name="Times New Roman" fo:font-size="9pt" officeooo:rsid="02165189" officeooo:paragraph-rsid="02165189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11d0fef" officeooo:paragraph-rsid="0120b0d1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style:font-name="Times New Roman" fo:font-size="10pt" fo:font-weight="normal" officeooo:paragraph-rsid="014f464d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Times New Roman" fo:font-size="10pt" style:font-size-asian="10pt" style:font-size-complex="10pt"/>
    </style:style>
    <style:style style:name="P17" style:family="paragraph" style:parent-style-name="Table_20_Contents">
      <style:text-properties style:font-name="Times New Roman" fo:font-size="10pt" officeooo:paragraph-rsid="01152bca" style:font-size-asian="10pt" style:font-size-complex="10pt"/>
    </style:style>
    <style:style style:name="P18" style:family="paragraph" style:parent-style-name="Table_20_Contents">
      <style:text-properties style:font-name="Times New Roman" fo:font-size="10pt" officeooo:rsid="01138d54" officeooo:paragraph-rsid="01138d54" style:font-size-asian="10pt" style:font-size-complex="10pt"/>
    </style:style>
    <style:style style:name="P19" style:family="paragraph" style:parent-style-name="Table_20_Contents">
      <style:text-properties style:font-name="Times New Roman" fo:font-size="10pt" officeooo:paragraph-rsid="0138e8d3" style:font-size-asian="10pt" style:font-size-complex="10pt"/>
    </style:style>
    <style:style style:name="P20" style:family="paragraph" style:parent-style-name="Table_20_Contents">
      <style:text-properties style:font-name="Times New Roman" fo:font-size="8pt" officeooo:rsid="010db006" officeooo:paragraph-rsid="0215a45d" style:font-size-asian="8pt" style:font-name-complex="Times New Roman" style:font-size-complex="8pt"/>
    </style:style>
    <style:style style:name="P21" style:family="paragraph" style:parent-style-name="Table_20_Contents">
      <style:text-properties style:font-name="Times New Roman" fo:font-size="8pt" officeooo:rsid="016863d2" officeooo:paragraph-rsid="0215a45d" style:font-size-asian="8pt" style:font-name-complex="Times New Roman" style:font-size-complex="8pt"/>
    </style:style>
    <style:style style:name="P22" style:family="paragraph" style:parent-style-name="Table_20_Contents">
      <style:paragraph-properties fo:line-height="100%"/>
      <style:text-properties style:font-name="Times New Roman" fo:font-size="8pt" officeooo:rsid="010f9ad3" officeooo:paragraph-rsid="0215a45d" style:font-size-asian="8pt" style:font-name-complex="Times New Roman" style:font-size-complex="8pt"/>
    </style:style>
    <style:style style:name="P23" style:family="paragraph" style:parent-style-name="Table_20_Contents">
      <style:text-properties style:font-name="Times New Roman" fo:font-size="8pt" officeooo:paragraph-rsid="0215a45d" style:font-size-asian="8pt" style:font-name-complex="Times New Roman" style:font-size-complex="8pt"/>
    </style:style>
    <style:style style:name="P24" style:family="paragraph" style:parent-style-name="Table_20_Contents">
      <style:text-properties style:font-name="Times New Roman" fo:font-size="8pt" fo:font-weight="bold" officeooo:rsid="010f9ad3" officeooo:paragraph-rsid="0215a45d" style:font-size-asian="8pt" style:font-weight-asian="bold" style:font-name-complex="Times New Roman" style:font-size-complex="8pt" style:font-weight-complex="bold"/>
    </style:style>
    <style:style style:name="P25" style:family="paragraph" style:parent-style-name="Table_20_Contents">
      <style:text-properties style:font-name="Times New Roman" fo:font-size="8pt" fo:font-weight="bold" officeooo:paragraph-rsid="0215a45d" style:font-size-asian="8pt" style:font-weight-asian="bold" style:font-name-complex="Times New Roman" style:font-size-complex="8pt" style:font-weight-complex="bold"/>
    </style:style>
    <style:style style:name="P26" style:family="paragraph" style:parent-style-name="Table_20_Contents">
      <style:text-properties style:font-name="Times New Roman" fo:font-size="9.60000038146973pt" fo:font-weight="normal" style:font-size-asian="9.60000038146973pt" style:font-weight-asian="normal" style:font-size-complex="9.60000038146973pt" style:font-weight-complex="normal"/>
    </style:style>
    <style:style style:name="P27" style:family="paragraph" style:parent-style-name="Table_20_Contents">
      <style:text-properties style:font-name="Times New Roman" fo:font-size="9.60000038146973pt" fo:font-weight="normal" officeooo:paragraph-rsid="014b06e9" style:font-size-asian="9.60000038146973pt" style:font-weight-asian="normal" style:font-size-complex="9.60000038146973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Times New Roman" fo:font-size="9.60000038146973pt" fo:font-weight="normal" style:font-size-asian="9.60000038146973pt" style:font-weight-asian="normal" style:font-size-complex="9.60000038146973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Times New Roman" fo:font-size="9.60000038146973pt" fo:font-weight="normal" officeooo:paragraph-rsid="02220625" style:font-size-asian="9.60000038146973pt" style:font-weight-asian="normal" style:font-size-complex="9.60000038146973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Times New Roman" fo:font-size="9.60000038146973pt" fo:font-weight="normal" officeooo:paragraph-rsid="0236d263" style:font-size-asian="9.60000038146973pt" style:font-weight-asian="normal" style:font-size-complex="9.60000038146973pt" style:font-weight-complex="normal"/>
    </style:style>
    <style:style style:name="P31" style:family="paragraph" style:parent-style-name="Table_20_Contents">
      <style:text-properties style:font-name="Times New Roman" fo:font-size="9.60000038146973pt" fo:font-weight="normal" officeooo:rsid="015dfff5" officeooo:paragraph-rsid="015dfff5" style:font-size-asian="9.60000038146973pt" style:font-weight-asian="normal" style:font-size-complex="9.60000038146973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9.60000038146973pt" fo:font-weight="normal" officeooo:rsid="015c7999" officeooo:paragraph-rsid="015c7999" style:font-size-asian="9.60000038146973pt" style:font-weight-asian="normal" style:font-size-complex="9.60000038146973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Times New Roman" fo:font-size="9.60000038146973pt" fo:font-weight="normal" officeooo:rsid="020bf78b" officeooo:paragraph-rsid="01fabd19" style:font-size-asian="9.60000038146973pt" style:font-weight-asian="normal" style:font-size-complex="9.60000038146973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Times New Roman" fo:font-size="9.60000038146973pt" officeooo:rsid="020b88a4" officeooo:paragraph-rsid="01f4d26f" style:font-size-asian="9.60000038146973pt" style:font-size-complex="9.60000038146973pt"/>
    </style:style>
    <style:style style:name="P35" style:family="paragraph" style:parent-style-name="Table_20_Contents">
      <style:text-properties fo:color="#000000" loext:opacity="100%" style:font-name="Times New Roman" fo:font-size="8pt" fo:font-weight="bold" officeooo:paragraph-rsid="0215a45d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line-height="100%"/>
      <style:text-properties fo:color="#000000" loext:opacity="100%" style:font-name="Times New Roman" fo:font-size="8pt" officeooo:paragraph-rsid="0215a45d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Times New Roman" fo:font-size="9.60000038146973pt" fo:font-weight="normal" officeooo:rsid="0184b719" officeooo:paragraph-rsid="0184b719" style:font-size-asian="9.60000038146973pt" style:font-weight-asian="normal" style:font-size-complex="9.60000038146973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9.60000038146973pt" fo:font-weight="normal" officeooo:rsid="0146719b" officeooo:paragraph-rsid="0146719b" style:font-size-asian="9.60000038146973pt" style:font-weight-asian="normal" style:font-size-complex="9.60000038146973pt" style:font-weight-complex="normal"/>
    </style:style>
    <style:style style:name="P39" style:family="paragraph" style:parent-style-name="Table_20_Main_20_Content_20_Left">
      <style:paragraph-properties fo:text-align="start" style:justify-single-word="false"/>
      <style:text-properties officeooo:paragraph-rsid="01085c04"/>
    </style:style>
    <style:style style:name="P40" style:family="paragraph" style:parent-style-name="Table_20_Main_20_Content_20_Left">
      <style:paragraph-properties fo:text-align="start" style:justify-single-word="false"/>
      <style:text-properties officeooo:paragraph-rsid="014ed89b"/>
    </style:style>
    <style:style style:name="P41" style:family="paragraph" style:parent-style-name="Table_20_Main_20_Content_20_Left">
      <style:paragraph-properties fo:text-align="start" style:justify-single-word="false"/>
      <style:text-properties officeooo:paragraph-rsid="011d4e9a"/>
    </style:style>
    <style:style style:name="P42" style:family="paragraph" style:parent-style-name="Table_20_Main_20_Content_20_Left">
      <style:paragraph-properties fo:text-align="start" style:justify-single-word="false"/>
      <style:text-properties officeooo:paragraph-rsid="0120b0d1"/>
    </style:style>
    <style:style style:name="P43" style:family="paragraph" style:parent-style-name="Table_20_Main_20_Content_20_Left">
      <style:paragraph-properties fo:text-align="start" style:justify-single-word="false"/>
      <style:text-properties officeooo:paragraph-rsid="012bc679"/>
    </style:style>
    <style:style style:name="P44" style:family="paragraph" style:parent-style-name="Table_20_Main_20_Content_20_Left">
      <style:paragraph-properties fo:text-align="start" style:justify-single-word="false"/>
      <style:text-properties style:font-name="Times New Roman" fo:font-size="10pt" officeooo:paragraph-rsid="017fc8bc" style:font-size-asian="10pt" style:font-size-complex="10pt"/>
    </style:style>
    <style:style style:name="P45" style:family="paragraph" style:parent-style-name="Table_20_Main_20_Content_20_Left">
      <style:paragraph-properties fo:text-align="start" style:justify-single-word="false"/>
      <style:text-properties style:font-name="Times New Roman" fo:font-size="10pt" officeooo:paragraph-rsid="013d60fd" style:font-size-asian="10pt" style:font-size-complex="10pt"/>
    </style:style>
    <style:style style:name="P46" style:family="paragraph" style:parent-style-name="Table_20_Main_20_Content_20_Left">
      <style:paragraph-properties fo:text-align="start" style:justify-single-word="false"/>
      <style:text-properties style:font-name="Times New Roman" fo:font-size="10pt" fo:font-weight="normal" officeooo:rsid="010b4d85" officeooo:paragraph-rsid="013d60fd" style:font-size-asian="10pt" style:font-weight-asian="normal" style:font-size-complex="10pt" style:font-weight-complex="normal"/>
    </style:style>
    <style:style style:name="P47" style:family="paragraph" style:parent-style-name="Table_20_Main_20_Content_20_Left">
      <style:paragraph-properties fo:text-align="start" style:justify-single-word="false"/>
      <style:text-properties style:font-name="Times New Roman" fo:font-size="12pt" fo:font-weight="bold" officeooo:rsid="0058bf6c" officeooo:paragraph-rsid="011f44f8" style:font-size-asian="12pt" style:font-weight-asian="bold" style:font-size-complex="12pt" style:font-weight-complex="bold"/>
    </style:style>
    <style:style style:name="P48" style:family="paragraph" style:parent-style-name="Table_20_Main_20_Content_20_Left">
      <style:paragraph-properties fo:text-align="start" style:justify-single-word="false"/>
      <style:text-properties style:font-name="Times New Roman" fo:font-size="12pt" fo:font-weight="bold" officeooo:rsid="0058bf6c" officeooo:paragraph-rsid="0120b0d1" style:font-size-asian="12pt" style:font-weight-asian="bold" style:font-size-complex="12pt" style:font-weight-complex="bold"/>
    </style:style>
    <style:style style:name="P49" style:family="paragraph" style:parent-style-name="Table_20_Main_20_Content_20_Left">
      <style:paragraph-properties fo:text-align="start" style:justify-single-word="false"/>
      <style:text-properties style:font-name="Times New Roman" fo:font-size="12pt" fo:font-weight="bold" officeooo:rsid="0058bf6c" officeooo:paragraph-rsid="012bc679" style:font-size-asian="12pt" style:font-weight-asian="bold" style:font-size-complex="12pt" style:font-weight-complex="bold"/>
    </style:style>
    <style:style style:name="P50" style:family="paragraph" style:parent-style-name="Table_20_Main_20_Content_20_Left">
      <style:paragraph-properties fo:text-align="start" style:justify-single-word="false"/>
      <style:text-properties style:font-name="Times New Roman" fo:font-size="9.60000038146973pt" fo:font-weight="bold" officeooo:rsid="00e2d656" officeooo:paragraph-rsid="01085c04" style:font-size-asian="9.60000038146973pt" style:font-weight-asian="bold" style:font-size-complex="9.60000038146973pt" style:font-weight-complex="bold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1c05e06"/>
    </style:style>
    <style:style style:name="P52" style:family="paragraph" style:parent-style-name="Standard">
      <style:paragraph-properties style:shadow="none">
        <style:tab-stops/>
      </style:paragraph-properties>
      <style:text-properties style:font-name="Times New Roman" fo:font-size="10pt" officeooo:paragraph-rsid="01c05e06" style:font-size-asian="10pt" style:font-size-complex="10pt"/>
    </style:style>
    <style:style style:name="P53" style:family="paragraph" style:parent-style-name="Standard">
      <style:paragraph-properties fo:margin-left="0cm" fo:margin-right="0cm" fo:margin-top="0cm" fo:margin-bottom="0.101cm" style:contextual-spacing="false" fo:line-height="100%" fo:text-indent="0cm" style:auto-text-indent="false"/>
      <style:text-properties fo:color="#4f81bd" loext:opacity="100%" style:font-name="Times New Roman" fo:font-size="8pt" fo:font-weight="bold" officeooo:rsid="010db006" officeooo:paragraph-rsid="0215a45d" style:font-size-asian="8pt" style:language-asian="ar" style:country-asian="SA" style:font-weight-asian="normal" style:font-name-complex="Times New Roman" style:font-size-complex="8pt"/>
    </style:style>
    <style:style style:name="P54" style:family="paragraph" style:parent-style-name="Standard">
      <style:paragraph-properties fo:margin-left="0cm" fo:margin-right="0cm" fo:margin-top="0cm" fo:margin-bottom="0.101cm" style:contextual-spacing="false" fo:line-height="100%" fo:text-indent="0cm" style:auto-text-indent="false"/>
      <style:text-properties fo:color="#000000" loext:opacity="100%" style:font-name="Times New Roman1" fo:font-size="6.94999980926514pt" fo:font-weight="normal" officeooo:rsid="010db006" officeooo:paragraph-rsid="0215a45d" style:font-size-asian="8pt" style:language-asian="ar" style:country-asian="SA" style:font-weight-asian="normal" style:font-name-complex="Times New Roman" style:font-size-complex="8pt" style:font-weight-complex="normal"/>
    </style:style>
    <style:style style:name="P55" style:family="paragraph" style:parent-style-name="Table_20_Main_20_Content_20_Left"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/>
      <style:text-properties style:font-name="Times New Roman" fo:font-size="8pt" fo:font-weight="bold" officeooo:rsid="0144ca98" officeooo:paragraph-rsid="0252a2e6" style:font-size-asian="10pt" style:font-weight-asian="bold" style:font-name-complex="Times New Roman" style:font-size-complex="10pt" style:font-weight-complex="bold"/>
    </style:style>
    <style:style style:name="P56" style:family="paragraph" style:parent-style-name="Standard">
      <style:paragraph-properties fo:margin-top="0cm" fo:margin-bottom="0cm" style:contextual-spacing="false" style:line-height-at-least="0cm"/>
      <style:text-properties fo:color="#000000" loext:opacity="100%" style:font-name="Zawgyi-One" fo:font-size="7pt" fo:font-weight="bold" officeooo:paragraph-rsid="01deb3f4" style:font-size-asian="7pt" style:font-size-complex="7pt"/>
    </style:style>
    <style:style style:name="P57" style:family="paragraph" style:parent-style-name="Header" style:master-page-name="Standard">
      <style:paragraph-properties fo:text-align="center" style:justify-single-word="false" style:page-number="auto"/>
      <style:text-properties style:font-name="Times New Roman" fo:font-size="12pt" officeooo:rsid="0144ca98" officeooo:paragraph-rsid="0144ca98" style:font-size-asian="12pt" style:font-size-complex="12pt"/>
    </style:style>
    <style:style style:name="P58" style:family="paragraph" style:parent-style-name="Table_20_Main_20_Content_20_Left">
      <style:paragraph-properties fo:text-align="start" style:justify-single-word="false"/>
      <style:text-properties officeooo:paragraph-rsid="011f44f8"/>
    </style:style>
    <style:style style:name="P59" style:family="paragraph" style:parent-style-name="Table_20_Main_20_Content_20_Left">
      <style:paragraph-properties fo:text-align="start" style:justify-single-word="false"/>
      <style:text-properties officeooo:paragraph-rsid="011d4e9a"/>
    </style:style>
    <style:style style:name="P60" style:family="paragraph" style:parent-style-name="Table_20_Main_20_Content_20_Left">
      <style:paragraph-properties fo:text-align="start" style:justify-single-word="false"/>
      <style:text-properties officeooo:paragraph-rsid="0273975c"/>
    </style:style>
    <style:style style:name="P61" style:family="paragraph" style:parent-style-name="Table_20_Main_20_Content_20_Left">
      <style:paragraph-properties fo:text-align="start" style:justify-single-word="false"/>
      <style:text-properties style:font-name="Times New Roman" fo:font-size="10pt" fo:font-weight="normal" officeooo:rsid="011d0fef" officeooo:paragraph-rsid="011d0fef" style:font-size-asian="10pt" style:font-weight-asian="normal" style:font-size-complex="10pt" style:font-weight-complex="normal"/>
    </style:style>
    <style:style style:name="P62" style:family="paragraph" style:parent-style-name="Table_20_Main_20_Content_20_Left">
      <style:paragraph-properties fo:text-align="start" style:justify-single-word="false"/>
      <style:text-properties style:font-name="Times New Roman" fo:font-size="10pt" officeooo:paragraph-rsid="017fc8bc" style:font-size-asian="10pt" style:font-size-complex="10pt"/>
    </style:style>
    <style:style style:name="P63" style:family="paragraph" style:parent-style-name="Table_20_Main_20_Content_20_Left">
      <style:paragraph-properties fo:text-align="start" style:justify-single-word="false"/>
      <style:text-properties style:font-name="Times New Roman" fo:font-size="12pt" fo:font-weight="bold" officeooo:rsid="0058bf6c" officeooo:paragraph-rsid="0273975c" style:font-size-asian="12pt" style:font-weight-asian="bold" style:font-size-complex="12pt" style:font-weight-complex="bold"/>
    </style:style>
    <style:style style:name="T1" style:family="text">
      <style:text-properties officeooo:rsid="00d323f9" style:font-size-asian="8pt" style:font-size-complex="8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3pt" fo:font-weight="bold" officeooo:rsid="0111efe0" style:font-size-asian="13pt" style:font-weight-asian="bold" style:font-size-complex="13pt" style:font-weight-complex="bold"/>
    </style:style>
    <style:style style:name="T4" style:family="text">
      <style:text-properties fo:color="#000000" loext:opacity="100%" officeooo:rsid="01b43a36"/>
    </style:style>
    <style:style style:name="T5" style:family="text">
      <style:text-properties fo:color="#000000" loext:opacity="100%" fo:font-size="3pt" officeooo:rsid="0058bf6c" style:font-size-asian="3pt" style:font-size-complex="3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11efe0" style:font-weight-asian="bold" style:font-weight-complex="bold"/>
    </style:style>
    <style:style style:name="T8" style:family="text">
      <style:text-properties fo:font-weight="bold" officeooo:rsid="02556529" style:font-weight-asian="bold" style:font-weight-complex="bold"/>
    </style:style>
    <style:style style:name="T9" style:family="text">
      <style:text-properties officeooo:rsid="021c06cb"/>
    </style:style>
    <style:style style:name="T10" style:family="text">
      <style:text-properties officeooo:rsid="01a209b7"/>
    </style:style>
    <style:style style:name="T11" style:family="text">
      <style:text-properties officeooo:rsid="01b1a08d"/>
    </style:style>
    <style:style style:name="T12" style:family="text">
      <style:text-properties officeooo:rsid="016863d2"/>
    </style:style>
    <style:style style:name="T13" style:family="text">
      <style:text-properties fo:font-weight="normal" officeooo:rsid="012bc679" style:font-weight-asian="normal" style:font-weight-complex="normal"/>
    </style:style>
    <style:style style:name="T14" style:family="text">
      <style:text-properties fo:font-weight="normal" officeooo:rsid="010b4d85" style:font-weight-asian="normal" style:font-weight-complex="normal"/>
    </style:style>
    <style:style style:name="T15" style:family="text">
      <style:text-properties style:font-name="Times New Roman" fo:font-size="10pt" fo:font-weight="normal" officeooo:rsid="010b4d85" style:font-size-asian="10pt" style:font-weight-asian="normal" style:font-size-complex="10pt" style:font-weight-complex="normal"/>
    </style:style>
    <style:style style:name="T16" style:family="text">
      <style:text-properties style:font-name="Times New Roman" fo:font-size="10pt" fo:font-weight="normal" officeooo:rsid="012bc679" style:font-size-asian="10pt" style:font-weight-asian="normal" style:font-size-complex="10pt" style:font-weight-complex="normal"/>
    </style:style>
    <style:style style:name="T17" style:family="text">
      <style:text-properties style:font-name="Times New Roman" fo:font-size="10pt" fo:font-weight="normal" officeooo:rsid="01222d22" style:font-size-asian="10pt" style:font-weight-asian="normal" style:font-size-complex="10pt" style:font-weight-complex="normal"/>
    </style:style>
    <style:style style:name="T18" style:family="text">
      <style:text-properties style:font-name="Times New Roman" fo:font-size="10pt" fo:font-weight="normal" officeooo:rsid="011d4e9a" style:font-size-asian="10pt" style:font-weight-asian="normal" style:font-size-complex="10pt" style:font-weight-complex="normal"/>
    </style:style>
    <style:style style:name="T19" style:family="text">
      <style:text-properties style:font-name="Times New Roman" fo:font-size="10pt" fo:font-weight="normal" officeooo:rsid="0123a8bf" style:font-size-asian="10pt" style:font-weight-asian="normal" style:font-size-complex="10pt" style:font-weight-complex="normal"/>
    </style:style>
    <style:style style:name="T20" style:family="text">
      <style:text-properties style:font-name="Times New Roman" fo:font-size="10pt" fo:font-weight="normal" officeooo:rsid="026fea5d" style:font-size-asian="10pt" style:font-weight-asian="normal" style:font-size-complex="10pt" style:font-weight-complex="normal"/>
    </style:style>
    <style:style style:name="T21" style:family="text">
      <style:text-properties style:font-name="Times New Roman" fo:font-size="10pt" fo:font-weight="normal" officeooo:rsid="02719abf" style:font-size-asian="10pt" style:font-weight-asian="normal" style:font-size-complex="10pt" style:font-weight-complex="normal"/>
    </style:style>
    <style:style style:name="T22" style:family="text">
      <style:text-properties style:font-name="Times New Roman" fo:font-size="10pt" fo:font-weight="normal" officeooo:rsid="0273975c" style:font-size-asian="10pt" style:font-weight-asian="normal" style:font-size-complex="10pt" style:font-weight-complex="normal"/>
    </style:style>
    <style:style style:name="T23" style:family="text">
      <style:text-properties style:font-name="Times New Roman" fo:font-size="4pt" officeooo:rsid="00d2f3b4" style:font-size-asian="4pt" style:font-size-complex="4pt"/>
    </style:style>
    <style:style style:name="T24" style:family="text">
      <style:text-properties style:font-name="Times New Roman" fo:font-size="4pt" officeooo:rsid="01c3fcd5" style:font-size-asian="4pt" style:font-size-complex="4pt"/>
    </style:style>
    <style:style style:name="T25" style:family="text">
      <style:text-properties style:font-name="Times New Roman" fo:font-size="3pt" officeooo:rsid="014bfe70" style:font-size-asian="3pt" style:font-size-complex="3pt"/>
    </style:style>
    <style:style style:name="T26" style:family="text">
      <style:text-properties style:font-name="Times New Roman" fo:font-size="9.60000038146973pt" officeooo:rsid="025b67c2" style:font-size-asian="9.60000038146973pt" style:font-size-complex="9.60000038146973pt"/>
    </style:style>
    <style:style style:name="T27" style:family="text">
      <style:text-properties style:font-name="Times New Roman" fo:font-size="9.60000038146973pt" fo:font-weight="normal" officeooo:rsid="010b4d85" style:font-size-asian="9.60000038146973pt" style:font-weight-asian="normal" style:font-size-complex="9.60000038146973pt" style:font-weight-complex="normal"/>
    </style:style>
    <style:style style:name="T28" style:family="text">
      <style:text-properties officeooo:rsid="019ac6aa"/>
    </style:style>
    <style:style style:name="T29" style:family="text">
      <style:text-properties fo:font-size="10pt" fo:font-weight="normal" officeooo:rsid="010b4d85" style:font-size-asian="10pt" style:font-weight-asian="normal" style:font-size-complex="10pt" style:font-weight-complex="normal"/>
    </style:style>
    <style:style style:name="T30" style:family="text">
      <style:text-properties officeooo:rsid="02137b69"/>
    </style:style>
    <style:style style:name="T31" style:family="text">
      <style:text-properties fo:font-size="4pt" officeooo:rsid="00d936c0" style:font-size-asian="4pt" style:font-size-complex="4pt"/>
    </style:style>
    <style:style style:name="T32" style:family="text">
      <style:text-properties officeooo:rsid="02569767"/>
    </style:style>
    <style:style style:name="T33" style:family="text">
      <style:text-properties officeooo:rsid="02719abf"/>
    </style:style>
    <style:style style:name="T34" style:family="text">
      <style:text-properties officeooo:rsid="0274acf2"/>
    </style:style>
    <style:style style:name="T35" style:family="text">
      <style:text-properties officeooo:rsid="027611e8"/>
    </style:style>
    <style:style style:name="T36" style:family="text">
      <style:text-properties officeooo:rsid="0276658f"/>
    </style:style>
    <style:style style:name="T37" style:family="text">
      <style:text-properties officeooo:rsid="0276d873"/>
    </style:style>
    <style:style style:name="T38" style:family="text">
      <style:text-properties officeooo:rsid="027726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float" text:name="cou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rration" text:name="py3o.objects.narration"/>
        <text:user-field-decl office:value-type="string" office:string-value="Logo" text:name="py3o.objects.company_id.logo"/>
        <text:user-field-decl office:value-type="string" office:string-value="Sale Number" text:name="py3o.objects.name"/>
        <text:user-field-decl office:value-type="string" office:string-value="customer_name" text:name="py3o.objects.partner_id.name"/>
        <text:user-field-decl office:value-type="string" office:string-value="phone" text:name="py3o.objects.partner_id.phone"/>
        <text:user-field-decl office:value-type="string" office:string-value="mobile" text:name="py3o.objects.partner_id.mobile"/>
        <text:user-field-decl office:value-type="string" office:string-value="street" text:name="py3o.objects.partner_id.street"/>
        <text:user-field-decl office:value-type="string" office:string-value="street2" text:name="py3o.objects.partner_id.street2"/>
        <text:user-field-decl office:value-type="string" office:string-value="customer_city" text:name="py3o.objects.partner_id.city"/>
        <text:user-field-decl office:value-type="string" office:string-value="invoice_user_street" text:name="py3o.objects.invoice_user_id.street"/>
        <text:user-field-decl office:value-type="string" office:string-value="invoice_user_street2" text:name="py3o.objects.invoice_user_id.street2"/>
        <text:user-field-decl office:value-type="string" office:string-value="invoice_date" text:name="py3o.objects.invoice_date"/>
        <text:user-field-decl office:value-type="string" office:string-value="invoice_number" text:name="py3o.objects.number"/>
        <text:user-field-decl office:value-type="string" office:string-value="product_name" text:name="py3o.l.product_id.name"/>
        <text:user-field-decl office:value-type="string" office:string-value="product_variant" text:name="py3o.l.product_id.product_template_variant_value_ids"/>
        <text:user-field-decl office:value-type="string" office:string-value="quantity" text:name="py3o.l.quantity"/>
        <text:user-field-decl office:value-type="string" office:string-value="price_unit" text:name="py3o.l.price_unit"/>
        <text:user-field-decl office:value-type="string" office:string-value="Total_amount" text:name="py3o.objects.tax_totals_json"/>
        <text:user-field-decl office:value-type="string" office:string-value="product_variant" text:name="py3o.i.name"/>
        <text:user-field-decl office:value-type="string" office:string-value="Amount" text:name="py3o.l.price_subtotal"/>
        <text:user-field-decl office:value-type="string" office:string-value="Total_amount" text:name="py3o.objects.amount_total_signed"/>
        <text:user-field-decl office:value-type="string" office:string-value="l" text:name="py3o.l"/>
        <text:user-field-decl office:value-type="string" office:string-value="total_qty" text:name="py3o.objects.total_qty"/>
        <text:user-field-decl office:value-type="string" office:string-value="So No" text:name="py3o.objects.invoice_origin"/>
        <text:user-field-decl office:value-type="string" office:string-value="DO NO" text:name="py3o.objects.do_no"/>
        <text:user-field-decl office:value-type="string" office:string-value="Sr_No" text:name="py3o.l.sr_no"/>
        <text:user-field-decl office:value-type="string" office:string-value="product_note" text:name="py3o.l.customer_note"/>
        <text:user-field-decl office:value-type="string" office:string-value="contact_persson" text:name="py3o.objects.partner_id.child_ids.name"/>
        <text:user-field-decl office:value-type="string" office:string-value="contact_person" text:name="py3o.l.name"/>
        <text:user-field-decl office:value-type="string" office:string-value="customer_township" text:name="py3o.objects.partner_id.townshio_id.name"/>
        <text:user-field-decl office:value-type="string" office:string-value="customer_state" text:name="py3o.objects.partner_id.state_id.name"/>
        <text:user-field-decl office:value-type="string" office:string-value="customer_township" text:name="py3o.objects.partner_id.township.name"/>
        <text:user-field-decl office:value-type="string" office:string-value="customer_state" text:name="py3o.objects.partner_id.state.name"/>
        <text:user-field-decl office:value-type="string" office:string-value="customer_email" text:name="py3o.objects.partner_id.email"/>
        <text:user-field-decl office:value-type="string" office:string-value="payment_term" text:name="py3o.objects.invoice_payment_term_id.name"/>
        <text:user-field-decl office:value-type="string" office:string-value="invoice_due_date" text:name="py3o.objects.invoice_due_date"/>
        <text:user-field-decl office:value-type="string" office:string-value="sale person" text:name="py3o.objects.invoice_user_id.name"/>
        <text:user-field-decl office:value-type="string" office:string-value="invoice_due_date" text:name="py3o.objects.invoice_date_due"/>
        <text:user-field-decl office:value-type="string" office:string-value="product_code" text:name="py3o.o.product_id.default_code"/>
        <text:user-field-decl office:value-type="string" office:string-value="product_name" text:name="py3o.o.product_id.name"/>
        <text:user-field-decl office:value-type="string" office:string-value="product_name" text:name="py3o.o.name"/>
        <text:user-field-decl office:value-type="string" office:string-value="product_brand" text:name="py3o.o.product_id.product_brand"/>
        <text:user-field-decl office:value-type="string" office:string-value="quantity" text:name="py3o.o.quantity"/>
        <text:user-field-decl office:value-type="string" office:string-value="uom" text:name="py3o.o.product_uom_id.name"/>
        <text:user-field-decl office:value-type="string" office:string-value="price" text:name="py3o.o.price_unit"/>
        <text:user-field-decl office:value-type="string" office:string-value="Amount" text:name="py3o.o.price_subtotal"/>
        <text:user-field-decl office:value-type="string" office:string-value="disc" text:name="py3o.o.discount"/>
        <text:user-field-decl office:value-type="string" office:string-value="Total_amount" text:name="py3o.objects.amount_total_in_currency_signed"/>
        <text:user-field-decl office:value-type="string" office:string-value="product_brand" text:name="py3o.o.product_id.product_brand.name"/>
        <text:user-field-decl office:value-type="string" office:string-value="Noted" text:name="py3o.objects.noted"/>
        <text:user-field-decl office:value-type="string" office:string-value="Sr_No" text:name="py3o.o.sr_no"/>
        <text:user-field-decl office:value-type="string" office:string-value="foc" text:name="py3o.o.disc_note"/>
        <text:user-field-decl office:value-type="string" office:string-value="no" text:name="py3o.o.serial_no"/>
        <text:user-field-decl office:value-type="string" office:string-value="Date order" text:name="py3o.objects.date_order"/>
        <text:user-field-decl office:value-type="string" office:string-value="payment term" text:name="py3o.objects.payment_term_id.name"/>
        <text:user-field-decl office:value-type="string" office:string-value="Sale Person" text:name="py3o.objects.user_id.name"/>
        <text:user-field-decl office:value-type="string" office:string-value="UOM" text:name="py3o.o.product_uom.name"/>
        <text:user-field-decl office:value-type="string" office:string-value="shipping_street" text:name="py3o.objects.partner_shipping_id.street"/>
        <text:user-field-decl office:value-type="string" office:string-value="shipping_street2" text:name="py3o.objects.partner_shipping_id.street2"/>
      </text:user-field-decls>
      <text:p text:style-name="P11"><text:a xlink:type="simple" xlink:href="py3o://for=%22obj%20in%20objects%22" text:style-name="Internet_20_link" text:visited-style-name="Visited_20_Internet_20_Link"><text:span text:style-name="T23">for="obj in objects"</text:span></text:a></text:p>
      <text:p text:style-name="P51"><text:a xlink:type="simple" xlink:href="py3o://with=%22lang=obj.partner_id.lang%20or%20'en_US'%22" text:style-name="Internet_20_link" text:visited-style-name="Visited_20_Internet_20_Link"><text:span text:style-name="T24">with="lang=obj.partner_id.lang or 'en_US'"</text:span></text:a></text:p>
      <text:p text:style-name="P52"><text:a xlink:type="simple" xlink:href="py3o://with=%22o=obj.with_context(lang=lang)%22" text:style-name="Internet_20_link" text:visited-style-name="Visited_20_Internet_20_Link"><text:span text:style-name="T31">with="o=obj.with_context(lang=lang)"</text:span>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 table:style-name="TableLine1928176093856">
                <table:table-cell table:style-name="Table7.A1" office:value-type="string">
                  <text:p text:style-name="P18">Bill To</text:p>
                </table:table-cell>
                <table:table-cell table:style-name="Table7.A1" office:value-type="string">
                  <text:p text:style-name="P16">:</text:p>
                </table:table-cell>
                <table:table-cell table:style-name="Table7.A1" office:value-type="string">
                  <text:p text:style-name="P15"><text:user-field-get text:name="py3o.objects.partner_id.name">customer_name</text:user-field-get></text:p>
                </table:table-cell>
              </table:table-row>
              <table:table-row table:style-name="TableLine1928176097936">
                <table:table-cell table:style-name="Table7.A1" office:value-type="string">
                  <text:p text:style-name="P18">Contact Person</text:p>
                </table:table-cell>
                <table:table-cell table:style-name="Table7.A1" office:value-type="string">
                  <text:p text:style-name="P16">:</text:p>
                </table:table-cell>
                <table:table-cell table:style-name="Table7.A1" office:value-type="string">
                  <text:p text:style-name="P58"><text:a xlink:type="simple" xlink:href="py3o://if=%22objects.partner_id.child_ids%22" text:style-name="Internet_20_link" text:visited-style-name="Visited_20_Internet_20_Link"><text:span text:style-name="T17">if="objects.partner_id.child_ids"</text:span></text:a></text:p>
                  <text:p text:style-name="P41"><text:a xlink:type="simple" xlink:href="py3o://for=%22l%20in%20objects.partner_id.child_ids%22" text:style-name="Internet_20_link" text:visited-style-name="Visited_20_Internet_20_Link"><text:span text:style-name="T18">for="l in objects.partner_id.child_ids"</text:span></text:a></text:p>
                  <text:p text:style-name="P60"><text:a xlink:type="simple" xlink:href="py3o://if=%22l.type!='delivery'%22" text:style-name="Internet_20_link" text:visited-style-name="Visited_20_Internet_20_Link"><text:span text:style-name="T38">if="l.type!='delivery'"</text:span></text:a></text:p>
                  <text:p text:style-name="P61"><text:user-field-get text:name="py3o.l.name">contact_person</text:user-field-get></text:p>
                  <text:p text:style-name="P63"><text:a xlink:type="simple" xlink:href="py3o:///if" text:style-name="Internet_20_link" text:visited-style-name="Visited_20_Internet_20_Link"><text:span text:style-name="T29">/if</text:span></text:a></text:p>
                  <text:p text:style-name="P41"><text:a xlink:type="simple" xlink:href="py3o:///for" text:style-name="Internet_20_link" text:visited-style-name="Visited_20_Internet_20_Link"><text:span text:style-name="T15">/for</text:span></text:a></text:p>
                  <text:p text:style-name="P47"><text:a xlink:type="simple" xlink:href="py3o:///if" text:style-name="Internet_20_link" text:visited-style-name="Visited_20_Internet_20_Link"><text:span text:style-name="T29">/if</text:span></text:a></text:p>
                  <text:p text:style-name="P42"><text:a xlink:type="simple" xlink:href="py3o://if=%22not%20objects.partner_id.child_ids%22" text:style-name="Internet_20_link" text:visited-style-name="Visited_20_Internet_20_Link"><text:span text:style-name="T19">if="not objects.partner_id.child_ids"</text:span></text:a></text:p>
                  <text:p text:style-name="P14"><text:user-field-get text:name="py3o.objects.partner_id.name">customer_name</text:user-field-get></text:p>
                  <text:p text:style-name="P48"><text:a xlink:type="simple" xlink:href="py3o:///if" text:style-name="Internet_20_link" text:visited-style-name="Visited_20_Internet_20_Link"><text:span text:style-name="T29">/if</text:span></text:a></text:p>
                </table:table-cell>
              </table:table-row>
              <table:table-row table:style-name="TableLine1928176091136">
                <table:table-cell table:style-name="Table7.A1" office:value-type="string">
                  <text:p text:style-name="P18">Phone Number</text:p>
                </table:table-cell>
                <table:table-cell table:style-name="Table7.A1" office:value-type="string">
                  <text:p text:style-name="P16">:</text:p>
                </table:table-cell>
                <table:table-cell table:style-name="Table7.A1" office:value-type="string">
                  <text:p text:style-name="P17"><text:user-field-get text:name="py3o.objects.partner_id.phone">phone</text:user-field-get><text:s/></text:p>
                </table:table-cell>
              </table:table-row>
              <table:table-row table:style-name="TableLine1928176090320">
                <table:table-cell table:style-name="Table7.A1" office:value-type="string">
                  <text:p text:style-name="P18">Address</text:p>
                </table:table-cell>
                <table:table-cell table:style-name="Table7.A1" office:value-type="string">
                  <text:p text:style-name="P16">:</text:p>
                </table:table-cell>
                <table:table-cell table:style-name="Table7.A1" office:value-type="string">
                  <text:p text:style-name="P43"><text:a xlink:type="simple" xlink:href="py3o://if=%22objects.partner_shipping_id%22" text:style-name="Internet_20_link" text:visited-style-name="Visited_20_Internet_20_Link"><text:span text:style-name="T33">if="objects.partner_shipping_id"</text:span></text:a></text:p>
                  <text:p text:style-name="P44"><text:span text:style-name="T13"><text:user-field-get text:name="py3o.objects.partner_shipping_id.street">shipping_street</text:user-field-get></text:span><text:span text:style-name="T13"><text:s/></text:span></text:p>
                  <text:p text:style-name="P44"><text:span text:style-name="T13"><text:user-field-get text:name="py3o.objects.partner_shipping_id.street2">shipping_street2</text:user-field-get></text:span></text:p>
                  <text:p text:style-name="P49"><text:a xlink:type="simple" xlink:href="py3o:///if" text:style-name="Internet_20_link" text:visited-style-name="Visited_20_Internet_20_Link"><text:span text:style-name="T29">/if</text:span></text:a><text:span text:style-name="T29"> </text:span></text:p>
                  <text:p text:style-name="P45"><text:span text:style-name="T14"/></text:p>
                  <text:p text:style-name="P46"/>
                </table:table-cell>
              </table:table-row>
            </table:table>
            <text:p text:style-name="P16"/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Line1928176088416">
                <table:table-cell table:style-name="Table5.A1" office:value-type="string">
                  <text:p text:style-name="P18"><text:span text:style-name="T32">Sale</text:span> No</text:p>
                </table:table-cell>
                <table:table-cell table:style-name="Table5.A1" office:value-type="string">
                  <text:p text:style-name="P16">:</text:p>
                </table:table-cell>
                <table:table-cell table:style-name="Table5.A1" office:value-type="string">
                  <text:p text:style-name="P17"><text:user-field-get text:name="py3o.objects.name">Sale Number</text:user-field-get></text:p>
                </table:table-cell>
              </table:table-row>
              <table:table-row table:style-name="TableLine1928176082976">
                <table:table-cell table:style-name="Table5.A1" office:value-type="string">
                  <text:p text:style-name="P18">Date</text:p>
                </table:table-cell>
                <table:table-cell table:style-name="Table5.A1" office:value-type="string">
                  <text:p text:style-name="P16">:</text:p>
                </table:table-cell>
                <table:table-cell table:style-name="Table5.A1" office:value-type="string">
                  <text:p text:style-name="P17"><text:user-field-get text:name="py3o.objects.date_order">Date order</text:user-field-get></text:p>
                </table:table-cell>
              </table:table-row>
              <table:table-row table:style-name="TableLine1928176091408">
                <table:table-cell table:style-name="Table5.A1" office:value-type="string">
                  <text:p text:style-name="P18">Due Date</text:p>
                </table:table-cell>
                <table:table-cell table:style-name="Table5.A1" office:value-type="string">
                  <text:p text:style-name="P16">:</text:p>
                </table:table-cell>
                <table:table-cell table:style-name="Table5.A1" office:value-type="string">
                  <text:p text:style-name="P19"><text:user-field-get text:name="py3o.objects.payment_term_id.name">payment term</text:user-field-get></text:p>
                </table:table-cell>
              </table:table-row>
              <table:table-row table:style-name="TableLine1928176094128">
                <table:table-cell table:style-name="Table5.A1" office:value-type="string">
                  <text:p text:style-name="P18">Sale Person</text:p>
                </table:table-cell>
                <table:table-cell table:style-name="Table5.A1" office:value-type="string">
                  <text:p text:style-name="P16">:</text:p>
                </table:table-cell>
                <table:table-cell table:style-name="Table5.A1" office:value-type="string">
                  <text:p text:style-name="P16"><text:user-field-get text:name="py3o.objects.user_id.name">Sale Person</text:user-field-get></text:p>
                </table:table-cell>
              </table:table-row>
            </table:table>
            <text:p text:style-name="P16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37">Sr</text:p>
            </table:table-cell>
            <table:table-cell table:style-name="Table1.A1" office:value-type="string">
              <text:p text:style-name="P38">Code</text:p>
            </table:table-cell>
            <table:table-cell table:style-name="Table1.A1" office:value-type="string">
              <text:p text:style-name="P38">Description</text:p>
            </table:table-cell>
            <table:table-cell table:style-name="Table1.A1" office:value-type="string">
              <text:p text:style-name="P38">Brand</text:p>
            </table:table-cell>
            <table:table-cell table:style-name="Table1.A1" office:value-type="string">
              <text:p text:style-name="P38">Qty</text:p>
            </table:table-cell>
            <table:table-cell table:style-name="Table1.A1" office:value-type="string">
              <text:p text:style-name="P38">U<text:span text:style-name="T28">om</text:span></text:p>
            </table:table-cell>
            <table:table-cell table:style-name="Table1.A1" office:value-type="string">
              <text:p text:style-name="P38">Unit Price</text:p>
            </table:table-cell>
            <table:table-cell table:style-name="Table1.A1" office:value-type="string">
              <text:p text:style-name="P38">Dis<text:span text:style-name="T30">c %</text:span></text:p>
            </table:table-cell>
            <table:table-cell table:style-name="Table1.I1" office:value-type="string">
              <text:p text:style-name="P38">Net. Amt</text:p>
            </table:table-cell>
          </table:table-row>
        </table:table-header-rows>
        <table:table-row table:style-name="TableLine1928176084608">
          <table:table-cell table:style-name="Table1.A2" table:number-columns-spanned="9" office:value-type="string">
            <text:p text:style-name="P39"><text:a xlink:type="simple" xlink:href="py3o://for=%22o%20in%20objects.order_line%22" text:style-name="Internet_20_link" text:visited-style-name="Visited_20_Internet_20_Link"><text:span text:style-name="T26">for="o in objects.order_line"</text:span></text:a></text:p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28176090864">
          <table:table-cell table:style-name="Table1.A3" office:value-type="string">
            <text:p text:style-name="P26"><text:user-field-get text:name="py3o.o.serial_no">no</text:user-field-get>.</text:p>
          </table:table-cell>
          <table:table-cell table:style-name="Table1.B3" office:value-type="string">
            <text:p text:style-name="P26"><text:user-field-get text:name="py3o.o.product_id.default_code">product_code</text:user-field-get></text:p>
          </table:table-cell>
          <table:table-cell table:style-name="Table1.C3" office:value-type="string">
            <text:p text:style-name="P27"><text:user-field-get text:name="py3o.o.product_id.name">product_name</text:user-field-get></text:p>
          </table:table-cell>
          <table:table-cell table:style-name="Table1.D3" office:value-type="string">
            <text:p text:style-name="P26"><text:user-field-get text:name="py3o.o.product_id.product_brand.name">product_brand</text:user-field-get></text:p>
          </table:table-cell>
          <table:table-cell table:style-name="Table1.E3" office:value-type="string">
            <text:p text:style-name="P28"><text:text-input text:description="py3o://function=&quot;o_format_lang(o.product_uom_qty,dp='Stock Weight')&quot;">qty</text:text-input></text:p>
          </table:table-cell>
          <table:table-cell table:style-name="Table1.F3" office:value-type="string">
            <text:p text:style-name="P28"><text:user-field-get text:name="py3o.o.product_uom.name">UOM</text:user-field-get></text:p>
          </table:table-cell>
          <table:table-cell table:style-name="Table1.G3" office:value-type="string">
            <text:p text:style-name="P29"><text:text-input text:description="py3o://function=&quot;o_format_lang(o.price_unit,dp='Account')&quot;">Price Unit</text:text-input></text:p>
          </table:table-cell>
          <table:table-cell table:style-name="Table1.H3" office:value-type="string">
            <text:p text:style-name="P30"><text:user-field-get text:name="py3o.o.discount">disc</text:user-field-get><text:s/><text:user-field-get text:name="py3o.o.disc_note">foc</text:user-field-get></text:p>
            <text:p text:style-name="P28"/>
          </table:table-cell>
          <table:table-cell table:style-name="Table1.I3" office:value-type="string">
            <text:p text:style-name="P34"><text:text-input text:description="py3o://function=&quot;o_format_lang(o.price_subtotal,dp='Stock Weight',currency_obj=objects.currency_id)&quot;">price_subtotal</text:text-input></text:p>
          </table:table-cell>
        </table:table-row>
        <table:table-row table:style-name="TableLine1928176098752">
          <table:table-cell table:style-name="Table1.A4" office:value-type="string">
            <text:p text:style-name="P40"><text:a xlink:type="simple" xlink:href="py3o:///for" text:style-name="Internet_20_link" text:visited-style-name="Visited_20_Internet_20_Link"><text:span text:style-name="T27">for</text:span></text:a></text:p>
          </table:table-cell>
          <table:table-cell table:style-name="Table1.B4" office:value-type="string">
            <text:p text:style-name="P26"/>
          </table:table-cell>
          <table:table-cell table:style-name="Table1.C4" office:value-type="string">
            <text:p text:style-name="P26"/>
          </table:table-cell>
          <table:table-cell table:style-name="Table1.D4" office:value-type="string">
            <text:p text:style-name="P26"/>
          </table:table-cell>
          <table:table-cell table:style-name="Table1.E4" office:value-type="string">
            <text:p text:style-name="P26"/>
          </table:table-cell>
          <table:table-cell table:style-name="Table1.F4" office:value-type="string">
            <text:p text:style-name="P26"/>
          </table:table-cell>
          <table:table-cell table:style-name="Table1.G4" office:value-type="string">
            <text:p text:style-name="P26"/>
          </table:table-cell>
          <table:table-cell table:style-name="Table1.H4" office:value-type="string">
            <text:p text:style-name="P26"/>
          </table:table-cell>
          <table:table-cell table:style-name="Table1.I4" office:value-type="string">
            <text:p text:style-name="P26"/>
          </table:table-cell>
        </table:table-row>
        <table:table-row table:style-name="TableLine1928176082432">
          <table:table-cell table:style-name="Table1.A5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table-cell table:style-name="Table1.G5" table:number-columns-spanned="2" office:value-type="string">
            <text:p text:style-name="P32">Total</text:p>
          </table:table-cell>
          <table:covered-table-cell/>
          <table:table-cell table:style-name="Table1.I5" office:value-type="string">
            <text:p text:style-name="P33"><text:text-input text:description="py3o://function=&quot;o_format_lang(objects.amount_total,dp='Stock Weight',currency_obj=objects.currency_id)&quot;">amount total</text:text-input></text:p>
          </table:table-cell>
        </table:table-row>
      </table:table>
      <text:p text:style-name="P56"/>
      <text:p text:style-name="P56">*** Goods returned are accepted only within three working days from date of delivery received. ***</text:p>
      <text:p text:style-name="P12"><text:a xlink:type="simple" xlink:href="py3o:///with" text:style-name="Internet_20_link" text:visited-style-name="Visited_20_Internet_20_Link"><text:span text:style-name="T25">/with</text:span></text:a></text:p>
      <text:p text:style-name="P12"><text:a xlink:type="simple" xlink:href="py3o:///with" text:style-name="Internet_20_link" text:visited-style-name="Visited_20_Internet_20_Link"><text:span text:style-name="T25">/with</text:span></text:a></text:p>
      <text:p text:style-name="P55"><text:a xlink:type="simple" xlink:href="py3o:///for" text:style-name="Internet_20_link" text:visited-style-name="Visited_20_Internet_20_Link"><text:span text:style-name="T5">/for</text:span></text:a>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1928176098208">
          <table:table-cell table:style-name="Table6.A1" office:value-type="string">
            <text:p text:style-name="P23"><text:s text:c="2"/></text:p>
          </table:table-cell>
          <table:table-cell table:style-name="Table6.A1" office:value-type="string">
            <text:p text:style-name="P24">Issued By:</text:p>
          </table:table-cell>
          <table:table-cell table:style-name="Table6.A1" office:value-type="string">
            <text:p text:style-name="P24">Delivered By:</text:p>
          </table:table-cell>
          <table:table-cell table:style-name="Table6.A1" office:value-type="string">
            <text:p text:style-name="P24">Received By:</text:p>
          </table:table-cell>
        </table:table-row>
        <table:table-row table:style-name="TableLine1928176109360">
          <table:table-cell table:style-name="Table6.A1" office:value-type="string">
            <text:p text:style-name="P24">Signature</text:p>
          </table:table-cell>
          <table:table-cell table:style-name="Table6.A1" office:value-type="string">
            <text:p text:style-name="P25"/>
            <text:p text:style-name="P25">-------------------------------------</text:p>
          </table:table-cell>
          <table:table-cell table:style-name="Table6.A1" office:value-type="string">
            <text:p text:style-name="P25"/>
            <text:p text:style-name="P25">-------------------------------------</text:p>
          </table:table-cell>
          <table:table-cell table:style-name="Table6.A1" office:value-type="string">
            <text:p text:style-name="P25"/>
            <text:p text:style-name="P25">-------------------------------------</text:p>
          </table:table-cell>
        </table:table-row>
        <table:table-row table:style-name="TableLine1928176105552">
          <table:table-cell table:style-name="Table6.A1" office:value-type="string">
            <text:p text:style-name="P24">Name</text:p>
          </table:table-cell>
          <table:table-cell table:style-name="Table6.A1" office:value-type="string">
            <text:p text:style-name="P25"/>
            <text:p text:style-name="P25">-------------------------------------</text:p>
          </table:table-cell>
          <table:table-cell table:style-name="Table6.A1" office:value-type="string">
            <text:p text:style-name="P25"/>
            <text:p text:style-name="P25">-------------------------------------</text:p>
          </table:table-cell>
          <table:table-cell table:style-name="Table6.A1" office:value-type="string">
            <text:p text:style-name="P25"/>
            <text:p text:style-name="P25">-------------------------------------</text:p>
          </table:table-cell>
        </table:table-row>
        <table:table-row table:style-name="TableLine1928176100928">
          <table:table-cell table:style-name="Table6.A1" office:value-type="string">
            <text:p text:style-name="P24">Organization</text:p>
          </table:table-cell>
          <table:table-cell table:style-name="Table6.A1" office:value-type="string">
            <text:p text:style-name="P25"/>
            <text:p text:style-name="P25">-------------------------------------</text:p>
          </table:table-cell>
          <table:table-cell table:style-name="Table6.A1" office:value-type="string">
            <text:p text:style-name="P25"/>
            <text:p text:style-name="P25">-------------------------------------</text:p>
          </table:table-cell>
          <table:table-cell table:style-name="Table6.A1" office:value-type="string">
            <text:p text:style-name="P25"/>
            <text:p text:style-name="P25">-------------------------------------</text:p>
          </table:table-cell>
        </table:table-row>
      </table:table>
      <text:p text:style-name="P53">Payment Information </text:p>
      <text:p text:style-name="P9">1. Payment should be made either by cash or bank transfer and all bank charges must be paid by the buyer. </text:p>
      <text:p text:style-name="P9">2. Over due Payment will be subject<text:span text:style-name="T10">ed</text:span> to 2% of invoice amount per month. </text:p>
      <text:p text:style-name="P9">3. Payment Info to be include<text:span text:style-name="T10">d</text:span> (1) invoice No. (2) your clinic name (3)Contact Phone number. </text:p>
      <text:p text:style-name="P9">4. Please send photo of transaction to unidx.finance@gmail.com or viber no:<text:span text:style-name="T10">0</text:span><text:span text:style-name="T11">9</text:span>979930129</text:p>
      <text:p text:style-name="P54"/>
      <text:p text:style-name="P54">BENEFICIARY AND BANKING DETAILS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1928176100384">
          <table:table-cell table:style-name="Table8.A1" office:value-type="string">
            <text:p text:style-name="P20">AYA Bank</text:p>
          </table:table-cell>
          <table:table-cell table:style-name="Table8.A1" office:value-type="string">
            <text:p text:style-name="P35">20018721011</text:p>
          </table:table-cell>
          <table:table-cell table:style-name="Table8.C1" office:value-type="string">
            <text:p text:style-name="P4">Uni Diagnostic Products Trading Co;Ltd</text:p>
          </table:table-cell>
        </table:table-row>
        <table:table-row table:style-name="Table8.2">
          <table:table-cell table:style-name="Table8.A2" office:value-type="string">
            <text:p text:style-name="P20">KBZ BANK</text:p>
          </table:table-cell>
          <table:table-cell table:style-name="Table8.A2" office:value-type="string">
            <text:p text:style-name="P5">24613924600496701</text:p>
          </table:table-cell>
          <table:table-cell table:style-name="Table8.C2" office:value-type="string">
            <text:p text:style-name="P4">Uni Diagnostic Products Trading Co;Ltd</text:p>
          </table:table-cell>
        </table:table-row>
        <table:table-row table:style-name="TableLine1928176112896">
          <table:table-cell table:style-name="Table8.A2" office:value-type="string">
            <text:p text:style-name="P21">MAB BANK</text:p>
          </table:table-cell>
          <table:table-cell table:style-name="Table8.A2" office:value-type="string">
            <text:p text:style-name="P7">1010183101000753018 </text:p>
          </table:table-cell>
          <table:table-cell table:style-name="Table8.C2" office:value-type="string">
            <text:p text:style-name="P4">Uni Diagnostic Products Trading Co;Ltd</text:p>
          </table:table-cell>
        </table:table-row>
        <table:table-row table:style-name="TableLine1928176107728">
          <table:table-cell table:style-name="Table8.A2" office:value-type="string">
            <text:p text:style-name="P22"><text:span text:style-name="T12">CB</text:span> BANK</text:p>
          </table:table-cell>
          <table:table-cell table:style-name="Table8.A2" office:value-type="string">
            <text:p text:style-name="P6">0019100900000221 </text:p>
          </table:table-cell>
          <table:table-cell table:style-name="Table8.C2" office:value-type="string">
            <text:p text:style-name="P36">Daw Nelly Win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2" svg:font-family="'Times New Roman'"/>
    <style:font-face style:name="Zawgyi-One" svg:font-family="Zawgyi-On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ackground" xlink:href="Pictures/100002010000040E000002C67C2A84D49CAE677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22P0" style:volatile="true" number:language="zxx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zxx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number-style style:name="N20121" number:language="en" number:country="US">
      <number:text>123,45.67</number:text>
    </number:number-style>
    <number:date-style style:name="N20122" number:language="en" number:country="US" number:title="User-defined">
      <number:day number:style="long"/>
      <number:text>/</number:text>
      <number:month number:style="long"/>
      <number:text>/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115%"/>
      <style:text-properties style:font-name="Times New Roman" fo:font-size="8pt" officeooo:paragraph-rsid="0111efe0"/>
    </style:style>
    <style:style style:name="MP2" style:family="paragraph" style:parent-style-name="Standard">
      <style:paragraph-properties fo:line-height="115%"/>
      <style:text-properties fo:color="#000000" loext:opacity="100%" style:font-name="Times New Roman" fo:font-size="7pt" fo:font-weight="normal" officeooo:rsid="0111efe0" officeooo:paragraph-rsid="0111efe0" style:font-size-asian="7pt" style:font-weight-asian="normal" style:font-size-complex="7pt" style:font-weight-complex="normal"/>
    </style:style>
    <style:style style:name="MP3" style:family="paragraph" style:parent-style-name="Standard">
      <style:paragraph-properties fo:line-height="115%" fo:text-align="end" style:justify-single-word="false"/>
      <style:text-properties style:font-name="Times New Roman" fo:font-size="7pt" style:font-size-asian="7pt" style:font-size-complex="7pt"/>
    </style:style>
    <style:style style:name="MP4" style:family="paragraph" style:parent-style-name="Standard">
      <style:paragraph-properties fo:line-height="115%" fo:text-align="end" style:justify-single-word="false"/>
      <style:text-properties fo:color="#000000" loext:opacity="100%" style:font-name="Times New Roman" fo:font-size="7pt" style:font-size-asian="7pt" style:font-size-complex="7pt"/>
    </style:style>
    <style:style style:name="MP5" style:family="paragraph" style:parent-style-name="Header" style:master-page-name="Standard">
      <style:paragraph-properties fo:text-align="center" style:justify-single-word="false" style:page-number="auto"/>
      <style:text-properties style:font-name="Times New Roman" fo:font-size="12pt" officeooo:rsid="0144ca98" officeooo:paragraph-rsid="0144ca98" style:font-size-asian="12pt" style:font-size-complex="12pt"/>
    </style:style>
    <style:style style:name="MP6" style:family="paragraph" style:parent-style-name="Footer">
      <style:text-properties style:font-name="Times New Roman" fo:font-size="9pt" officeooo:rsid="02165189" officeooo:paragraph-rsid="02165189" style:font-size-asian="9pt" style:font-size-complex="9pt"/>
    </style:style>
    <style:style style:name="MT1" style:family="text">
      <style:text-properties officeooo:rsid="00d323f9" style:font-size-asian="8pt" style:font-size-complex="8pt"/>
    </style:style>
    <style:style style:name="MT2" style:family="text">
      <style:text-properties fo:color="#000000" loext:opacity="100%" fo:font-size="13pt" fo:font-weight="bold" officeooo:rsid="0111efe0" style:font-size-asian="13pt" style:font-weight-asian="bold" style:font-size-complex="13pt" style:font-weight-complex="bold"/>
    </style:style>
    <style:style style:name="MT3" style:family="text">
      <style:text-properties fo:color="#000000" loext:opacity="100%"/>
    </style:style>
    <style:style style:name="MT4" style:family="text">
      <style:text-properties fo:color="#000000" loext:opacity="100%" officeooo:rsid="01b43a36"/>
    </style:style>
    <style:style style:name="MT5" style:family="text">
      <style:text-properties fo:font-weight="bold" officeooo:rsid="0111efe0" style:font-weight-asian="bold" style:font-weight-complex="bold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weight="bold" officeooo:rsid="02556529" style:font-weight-asian="bold" style:font-weight-complex="bold"/>
    </style:style>
    <style:style style:name="MT8" style:family="text">
      <style:text-properties officeooo:rsid="021c06c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03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background" draw:opacity="5%" draw:fill-image-width="100%" draw:fill-image-height="90%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fo:background-color="transparent" style:dynamic-spacing="true" draw:fill="none" draw:fill-color="#729fcf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 draw:fill-image-name="background" draw:opacity="5%" draw:fill-image-width="100%" draw:fill-image-height="90%" style:repeat="no-repeat" draw:fill-image-ref-point="bottom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2.177cm" svg:y="-0.441cm" svg:width="2.051cm" svg:height="2.275cm" draw:z-index="0"><draw:image xlink:href="Pictures/10000000000000B4000000DB9A3C66E5390FE171.jpg" xlink:type="simple" xlink:show="embed" xlink:actuate="onLoad" draw:mime-type="image/jpeg"/></draw:frame><text:span text:style-name="MT1"><text:tab/><text:tab/></text:span><text:span text:style-name="MT2">Uni Diagnostic Products Trading Co.,ltd</text:span></text:p>
        <text:p text:style-name="MP2"><text:tab/><text:tab/><text:tab/><text:tab/><text:tab/><text:tab/><text:tab/><text:tab/><text:tab/> <text:s text:c="5"/><text:tab/><text:tab/><text:tab/><text:tab/> <text:s text:c="8"/>No.133/B, Ngwe Kyar Yan (8) Street, South Okkalapa Tsp,Yagon.Ph no:09956667771-2</text:p>
        <text:p text:style-name="MP3"><text:span text:style-name="MT3">No.62, 32 Street, Between 71&amp;72 street,Chan Aye Thar san Tsp,Mandalay. Ph no:</text:span><text:span text:style-name="MT4">09</text:span><text:span text:style-name="MT3">880901484 </text:span></text:p>
        <text:p text:style-name="MP4"/>
        <text:p text:style-name="MP5"><text:span text:style-name="MT5">S</text:span><text:span text:style-name="MT6">ale </text:span><text:span text:style-name="MT7">Quotation</text:span></text:p>
      </style:header>
      <style:footer>
        <text:p text:style-name="MP6"><text:span text:style-name="MT8">Pag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9T09:36:12.583000000</meta:creation-date>
    <meta:generator>LibreOffice/7.0.4.2$Windows_X86_64 LibreOffice_project/dcf040e67528d9187c66b2379df5ea4407429775</meta:generator>
    <dc:date>2023-05-04T07:53:00.166000000</dc:date>
    <meta:editing-duration>P2DT17H2M12S</meta:editing-duration>
    <meta:editing-cycles>321</meta:editing-cycles>
    <meta:document-statistic meta:table-count="6" meta:image-count="1" meta:object-count="0" meta:page-count="1" meta:paragraph-count="104" meta:word-count="260" meta:character-count="2064" meta:non-whitespace-character-count="1873"/>
  </office:meta>
</office:document-meta>
</file>